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Droid Sans" fo:font-size="8pt" officeooo:paragraph-rsid="0019249a" style:font-size-asian="8pt" style:font-size-complex="8pt"/>
    </style:style>
    <style:style style:name="P2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12pt" officeooo:rsid="000a5c83" officeooo:paragraph-rsid="000a5c83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Droid Sans" fo:font-size="14pt" officeooo:rsid="000d74cb" officeooo:paragraph-rsid="00132b7a" style:font-size-asian="14pt" style:font-size-complex="14pt"/>
    </style:style>
    <style:style style:name="P4" style:family="paragraph" style:parent-style-name="Text_20_body">
      <style:text-properties style:font-name="Droid Sans" fo:font-size="13pt" officeooo:rsid="00132b7a" officeooo:paragraph-rsid="0015f811" style:font-size-asian="13pt" style:font-size-complex="13pt"/>
    </style:style>
    <style:style style:name="P5" style:family="paragraph" style:parent-style-name="Text_20_body">
      <style:text-properties officeooo:paragraph-rsid="00196367"/>
    </style:style>
    <style:style style:name="P6" style:family="paragraph" style:parent-style-name="Frame_20_contents">
      <style:paragraph-properties fo:text-align="center" style:justify-single-word="false"/>
      <style:text-properties style:font-name="Comic Sans MS" fo:font-size="10pt" officeooo:rsid="0011a6d1" officeooo:paragraph-rsid="0011a6d1" style:font-size-asian="10pt" style:font-size-complex="10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officeooo:rsid="0019249a" officeooo:paragraph-rsid="0019249a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style:font-name="Droid Sans" fo:font-size="16pt" fo:font-weight="bold" officeooo:rsid="0011a6d1" officeooo:paragraph-rsid="0011a6d1" style:font-size-asian="16pt" style:font-weight-asian="bold" style:font-size-complex="16pt" style:font-weight-complex="bold"/>
    </style:style>
    <style:style style:name="P9" style:family="paragraph" style:parent-style-name="Text_20_body">
      <style:text-properties style:font-name="Droid Sans" fo:font-size="13pt" officeooo:rsid="00132b7a" officeooo:paragraph-rsid="00196367" style:font-size-asian="13pt" style:font-size-complex="13pt"/>
    </style:style>
    <style:style style:name="P10" style:family="paragraph" style:parent-style-name="Text_20_body">
      <style:text-properties style:font-name="Droid Sans" fo:font-size="13pt" officeooo:rsid="00132b7a" officeooo:paragraph-rsid="001cee4d" style:font-size-asian="13pt" style:font-size-complex="13pt"/>
    </style:style>
    <style:style style:name="P11" style:family="paragraph" style:parent-style-name="Text_20_body">
      <style:text-properties style:font-name="Droid Sans" fo:font-size="13pt" officeooo:rsid="001cee4d" officeooo:paragraph-rsid="001cee4d" style:font-size-asian="13pt" style:font-size-complex="13pt"/>
    </style:style>
    <style:style style:name="P12" style:family="paragraph" style:parent-style-name="Text_20_body">
      <style:text-properties style:font-name="Droid Sans" fo:font-size="14pt" officeooo:rsid="001cee4d" officeooo:paragraph-rsid="001cee4d" style:font-size-asian="14pt" style:font-size-complex="14pt"/>
    </style:style>
    <style:style style:name="P13" style:family="paragraph" style:parent-style-name="Text_20_body">
      <style:text-properties officeooo:paragraph-rsid="001cee4d"/>
    </style:style>
    <style:style style:name="P14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15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40pt" fo:font-style="italic" officeooo:rsid="001cee4d" officeooo:paragraph-rsid="001cee4d" style:font-name-asian="Droid Sans Fallback" style:font-size-asian="40pt" style:font-style-asian="italic" style:font-name-complex="Lohit Hindi" style:font-size-complex="40pt" style:font-style-complex="italic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officeooo:rsid="0011a6d1" style:font-name-asian="Droid Sans Fallback" style:font-name-complex="Lohit Hindi"/>
    </style:style>
    <style:style style:name="T3" style:family="text">
      <style:text-properties fo:font-size="16pt" fo:font-weight="bold" officeooo:rsid="0011a6d1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32b7a" style:font-size-asian="16pt" style:font-weight-asian="bold" style:font-size-complex="16pt" style:font-weight-complex="bold"/>
    </style:style>
    <style:style style:name="T5" style:family="text">
      <style:text-properties style:font-name="DejaVu Sans Mono" fo:font-size="8pt" fo:font-style="normal" officeooo:rsid="00132b7a" style:font-size-asian="8pt" style:font-style-asian="normal" style:font-size-complex="8pt" style:font-style-complex="normal"/>
    </style:style>
    <style:style style:name="T6" style:family="text">
      <style:text-properties style:font-name="DejaVu Sans Mono" fo:font-size="8pt" fo:font-style="normal" officeooo:rsid="001cee4d" style:font-size-asian="8pt" style:font-style-asian="normal" style:font-size-complex="8pt" style:font-style-complex="normal"/>
    </style:style>
    <style:style style:name="T7" style:family="text">
      <style:text-properties officeooo:rsid="001cee4d"/>
    </style:style>
    <style:style style:name="T8" style:family="text">
      <style:text-properties officeooo:rsid="0020c168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ython <text:span text:style-name="T1">Pi </text:span><text:span text:style-name="T2">Problem Solver</text:span></text:h>
      <text:h text:style-name="P15" text:outline-level="1">Trail of Destruction</text:h>
      <text:p text:style-name="Text_20_body"><draw:frame draw:style-name="fr1" draw:name="Frame3" text:anchor-type="paragraph" svg:x="-0.034cm" svg:y="0.256cm" svg:width="17.067cm" draw:z-index="2"><draw:text-box fo:min-height="1.598cm"><text:p text:style-name="P2">The Pi Challenges</text:p><text:p text:style-name="P6">Decide how to write your own program.</text:p><text:p text:style-name="P6">We give you some of the pieces below. <text:s/>You choose how to put them together to solve the problem.</text:p></draw:text-box></draw:frame></text:p>
      <text:p text:style-name="P8">The Challenge</text:p>
      <text:p text:style-name="P12">This is a fairly easy one following on from your Yellow Brick Road. <text:s/>You can place a block of TNT in Minecraft that you can explode - <text:s/>if you use Python!</text:p>
      <text:p text:style-name="P12">Try laying a row of TNT blocks on top of your Yellow Brick Road, and then hitting the end one with your sword. <text:s/>Get out of the way before it blows!</text:p>
      <text:p text:style-name="P12"/>
      <text:p text:style-name="P3"><text:span text:style-name="T3">The </text:span><text:span text:style-name="T4">Bits You Need</text:span></text:p>
      <text:p text:style-name="P9">Remember how <text:span text:style-name="T7">you</text:span> place<text:span text:style-name="T7">d</text:span> a block at position x, y, z?</text:p>
      <text:p text:style-name="P5"><text:span text:style-name="Emphasis"><text:span text:style-name="T5">mc</text:span></text:span><text:span text:style-name="T5">.</text:span><text:span text:style-name="Emphasis"><text:span text:style-name="T5">setBlock</text:span></text:span><text:span text:style-name="T5">(x, y, z, block.STONE.id)</text:span></text:p>
      <text:p text:style-name="P10"><text:span text:style-name="T7">Well with some blocks you can add an extra parameter that changes how the block works or looks. <text:s/>If you have TNT, you can make it explodable by adding an extra parameter of 1:</text:span></text:p>
      <text:p text:style-name="P13"><text:span text:style-name="Emphasis"><text:span text:style-name="T5">mc</text:span></text:span><text:span text:style-name="T5">.</text:span><text:span text:style-name="Emphasis"><text:span text:style-name="T5">setBlock</text:span></text:span><text:span text:style-name="T5">(x, y, z, block.</text:span><text:span text:style-name="T6">TNT</text:span><text:span text:style-name="T5">.id, </text:span><text:span text:style-name="T6">1</text:span><text:span text:style-name="T5">)</text:span></text:p>
      <text:p text:style-name="P11">Now take your Yellow Brick Road program <text:span text:style-name="T8">and make sure it makes a nice long road- say 50 blocks. <text:s/>Now </text:span>add an extra row of TNT blocks on top of the road. <text:s/>If you hit the end one a few times with your sword, it will start to flash and then will blow up – which will blow up the next one, which will blow up the next one... you get the idea. <text:s/>Enjoy the show from a safe distance.</text:p>
      <text:p text:style-name="P11"/>
      <text:p text:style-name="P11"/>
      <text:p text:style-name="P11"/>
      <text:p text:style-name="P11"/>
      <text:p text:style-name="P11"/>
      <text:p text:style-name="P11"/>
      <text:p text:style-name="P4"><draw:frame draw:style-name="fr1" draw:name="Frame1" text:anchor-type="paragraph" svg:x="-0.007cm" svg:y="0.044cm" svg:width="16.935cm" draw:z-index="3"><draw:text-box fo:min-height="0.923cm"><text:p text:style-name="P7">Remember: don't try to do it all at once. <text:s/>Build up the program step by step and test as you g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officeooo:paragraph-rsid="0019249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0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1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5-05-01T21:59:21.035295300</dc:date>
    <dc:creator>Geoff Macartney</dc:creator>
    <meta:editing-duration>PT3H49M1S</meta:editing-duration>
    <meta:editing-cycles>33</meta:editing-cycles>
    <meta:generator>LibreOffice/4.2.7.2$Linux_x86 LibreOffice_project/420m0$Build-2</meta:generator>
    <meta:printed-by>Geoff Macartney</meta:printed-by>
    <meta:print-date>2015-04-18T00:04:44.687787043</meta:print-date>
    <meta:document-statistic meta:table-count="0" meta:image-count="2" meta:object-count="0" meta:page-count="1" meta:paragraph-count="17" meta:word-count="280" meta:character-count="1454" meta:non-whitespace-character-count="1181"/>
  </office:meta>
</office:document-meta>
</file>